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083in" fo:margin-left="0.7958in" table:align="left"/>
    </style:style>
    <style:style style:name="Table1.A" style:family="table-column">
      <style:table-column-properties style:column-width="2.6667in"/>
    </style:style>
    <style:style style:name="Table1.B" style:family="table-column">
      <style:table-column-properties style:column-width="2.6417in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2c47" officeooo:paragraph-rsid="00022c47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22c47" officeooo:paragraph-rsid="00022c47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42a5c" officeooo:paragraph-rsid="00042a5c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officeooo:rsid="00042a5c" officeooo:paragraph-rsid="00042a5c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none" officeooo:rsid="00042a5c" officeooo:paragraph-rsid="00042a5c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06003b" officeooo:paragraph-rsid="0006003b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07c42d" officeooo:paragraph-rsid="0007c42d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095db9" officeooo:paragraph-rsid="00095db9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099b6e" officeooo:paragraph-rsid="00099b6e" style:font-style-asian="normal" style:font-style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tyle="normal" style:text-underline-style="none" officeooo:rsid="00099b6e" officeooo:paragraph-rsid="00099b6e" style:font-style-asian="normal" style:font-style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099b6e" officeooo:paragraph-rsid="00099b6e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0b3669" officeooo:paragraph-rsid="000b3669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0bb6fd" officeooo:paragraph-rsid="000bb6f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b3669" officeooo:paragraph-rsid="000b366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9b6e" officeooo:paragraph-rsid="00099b6e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tyle="normal" style:text-underline-style="none" officeooo:rsid="00099b6e" officeooo:paragraph-rsid="00099b6e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00b3669" officeooo:paragraph-rsid="000b3669" style:font-style-asian="normal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officeooo:rsid="000d37d4" officeooo:paragraph-rsid="000d37d4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rsid="000ea22e" officeooo:paragraph-rsid="000d37d4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00d37d4" officeooo:paragraph-rsid="000d37d4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officeooo:rsid="00110c76" officeooo:paragraph-rsid="00110c76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17c2d" officeooo:paragraph-rsid="00110c7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1b65f" officeooo:paragraph-rsid="0011b65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1b65f" officeooo:paragraph-rsid="0011b65f" style:font-style-asian="normal" style:font-weight-asian="normal" style:font-style-complex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29052" officeooo:paragraph-rsid="00129052" style:font-style-asian="normal" style:font-weight-asian="normal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3e2ab" officeooo:paragraph-rsid="0013e2ab" style:font-style-asian="normal" style:font-weight-asian="normal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4f3c2" officeooo:paragraph-rsid="0014f3c2" style:font-style-asian="normal" style:font-weight-asian="normal" style:font-style-complex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129052" officeooo:paragraph-rsid="0012905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4f3c2" officeooo:paragraph-rsid="0014f3c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93dd" officeooo:paragraph-rsid="0014f3c2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7a65f" officeooo:paragraph-rsid="0017a65f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a65f" officeooo:paragraph-rsid="0017a65f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7a65f" officeooo:paragraph-rsid="0017a65f" style:font-style-asian="normal" style:font-weight-asian="normal" style:font-style-complex="normal" style:font-weight-complex="normal"/>
    </style:style>
    <style:style style:name="T1" style:family="text">
      <style:text-properties officeooo:rsid="00110c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officeooo:rsid="00117c2d" style:font-weight-asian="bold" style:font-weight-complex="bold"/>
    </style:style>
    <style:style style:name="T6" style:family="text">
      <style:text-properties fo:font-weight="normal" officeooo:rsid="00117c2d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13e2ab"/>
    </style:style>
    <style:style style:name="T10" style:family="text">
      <style:text-properties style:text-underline-style="none" officeooo:rsid="00129052"/>
    </style:style>
    <style:style style:name="T11" style:family="text">
      <style:text-properties style:text-underline-style="none" officeooo:rsid="001693dd"/>
    </style:style>
    <style:style style:name="T12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1</text:p>
      <text:p text:style-name="P2">prof: Luciano Straccia → <text:span text:style-name="T1">lstraccia@frba.utn.edu.ar</text:span></text:p>
      <text:p text:style-name="P2">k3002</text:p>
      <text:p text:style-name="P2"/>
      <text:p text:style-name="P3">Se cuestiona si el estudio de factibilidad debe ir antes de definir los requisitos informaticos → como puedo definir presupuesto si no se que es lo que necesito.</text:p>
      <text:p text:style-name="P3">Sin embargo, hay restriccciones con respecto a lo tecnologico que se predefinen de antes.</text:p>
      <text:p text:style-name="P3"/>
      <text:p text:style-name="P3">Antes:</text:p>
      <text:list text:style-name="L1">
        <text:list-item>
          <text:p text:style-name="P4">Analisis de sistemas (entender el problema) → Diseno logico(solucion) → Diseno Fisico (teconlogia)</text:p>
        </text:list-item>
      </text:list>
      <text:p text:style-name="P3"/>
      <text:p text:style-name="P3">Ahora:</text:p>
      <text:list text:style-name="L2">
        <text:list-item>
          <text:p text:style-name="P5">Analisis de Sistemas: requisitos funcionales son tenidos en cuenta y no funcionales no</text:p>
        </text:list-item>
        <text:list-item>
          <text:p text:style-name="P5">Diseno de sistemas: analisis funcional + requisitos no funcionales</text:p>
        </text:list-item>
      </text:list>
      <text:p text:style-name="P3"/>
      <text:p text:style-name="P3"/>
      <text:p text:style-name="P3">Tecnico/Tecnologico→ pensar la solucion a partir de la idea de que eso va a estar programado. La solucion va a estar influenciada por el contexto. Entonces <text:span text:style-name="T2">si necesito, puedo moldear la solucion segun se desarrolle.</text:span></text:p>
      <text:p text:style-name="P6">Tambien tiene que ver con las restricciones tecnologicas para que el codigo funcione a futuro.</text:p>
      <text:p text:style-name="P6"/>
      <text:p text:style-name="P6"/>
      <text:p text:style-name="P6">Los sistemas pueden funcionar sin la etapa de Diseno de sistemas.</text:p>
      <text:p text:style-name="P6"/>
      <text:p text:style-name="P6">Los sistemas no se piensan solo como lo que deben hacer, sino con que a futuro cambian y pueden mejorarse. Un sistema bien hecho es aquel que puede cambiarse facilmente.</text:p>
      <text:p text:style-name="P6"/>
      <text:p text:style-name="P7">Producimos soluciones tecnologicas para un monton de actores con distino sw.</text:p>
      <text:p text:style-name="P7"/>
      <text:p text:style-name="P7"/>
      <text:p text:style-name="P7"/>
      <text:p text:style-name="P7">2 parciales y 2 recuperatorios por parcial. Se rinde por temas y para aprobar hay que aprobar todos los temas. Promocion → todos los temas con nota de promocion</text:p>
      <text:p text:style-name="P7"/>
      <text:p text:style-name="P8">TP → 7 personas, 6 o 7 entregas. Division de trabajo → todos tienen que hacer algo en terminos de diseno</text:p>
      <text:p text:style-name="P8"/>
      <text:p text:style-name="P9">Primer parcial:</text:p>
      <text:list text:style-name="L3">
        <text:list-item>
          <text:p text:style-name="P10">Que es y que implica el diseno → <text:span text:style-name="T3">Conceptos del Diseno de sistemas de informacion</text:span></text:p>
        </text:list-item>
        <text:list-item>
          <text:p text:style-name="P11">Diagrama de Clases y <text:span text:style-name="T3">Modelado de objetos</text:span></text:p>
        </text:list-item>
        <text:list-item>
          <text:p text:style-name="P11">Como parto mi sw en diversos pedazos → <text:span text:style-name="T3">Arquitectura de sw</text:span></text:p>
        </text:list-item>
        <text:list-item>
          <text:p text:style-name="P11">Interaccion con el usuario y como usa mi sistema → <text:span text:style-name="T3">UX/UI</text:span></text:p>
        </text:list-item>
        <text:list-item>
          <text:p text:style-name="P12">seguridad de la informacion → <text:span text:style-name="T3">Seguridad</text:span></text:p>
        </text:list-item>
        <text:list-item>
          <text:p text:style-name="P13">Donde y como guardo las cosas → <text:span text:style-name="T3">Persistencia</text:span></text:p>
        </text:list-item>
        <text:list-item>
          <text:p text:style-name="P13">Poder seguir el sistema, poder ir para atras, tener un registro→ <text:span text:style-name="T3">Trasabilidad y Observabilidad</text:span></text:p>
        </text:list-item>
      </text:list>
      <text:p text:style-name="P14"><text:span text:style-name="T4"/></text:p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Modelo de <text:span text:style-name="T1">kruchten</text:span> 4 + 1</text:p>
      <text:p text:style-name="P9">Vistas → ver algo desde distintos puntos de vista, pero se esta hablando del mismo objeto. Vistas del diseno:</text:p>
      <text:list text:style-name="L4">
        <text:list-item>
          <text:p text:style-name="P16">Procesos</text:p>
        </text:list-item>
        <text:list-item>
          <text:p text:style-name="P16">Datos → elementos que componen el sistema</text:p>
        </text:list-item>
        <text:list-item>
          <text:p text:style-name="P16">componentes de software o de sistema</text:p>
        </text:list-item>
        <text:list-item>
          <text:p text:style-name="P16">infaestructura</text:p>
        </text:list-item>
      </text:list>
      <text:p text:style-name="P9">Todo esto esta dirigido por los <text:span text:style-name="T3">casos de uso</text:span></text:p>
      <text:p text:style-name="P9"/>
      <text:p text:style-name="P17">Nuestra solucion tecnologica debe respetar las normas y leyes.</text:p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Diseno de sistemas</text:p>
          </table:table-cell>
          <table:table-cell table:style-name="Table1.B1" office:value-type="string">
            <text:p text:style-name="P18">Desarrollo de sw</text:p>
          </table:table-cell>
        </table:table-row>
        <table:table-row>
          <table:table-cell table:style-name="Table1.A2" office:value-type="string">
            <text:p text:style-name="P18">Enfoque en procesos de negocio</text:p>
          </table:table-cell>
          <table:table-cell table:style-name="Table1.B2" office:value-type="string">
            <text:p text:style-name="P18">Enfoque en sw</text:p>
          </table:table-cell>
        </table:table-row>
        <table:table-row>
          <table:table-cell table:style-name="Table1.A2" office:value-type="string">
            <text:p text:style-name="P18">Enfoque estructurado</text:p>
          </table:table-cell>
          <table:table-cell table:style-name="Table1.B2" office:value-type="string">
            <text:p text:style-name="P18">Enfoque practica y tecnologica</text:p>
          </table:table-cell>
        </table:table-row>
        <table:table-row>
          <table:table-cell table:style-name="Table1.A2" office:value-type="string">
            <text:p text:style-name="P18">Disenamos arquitecturas de sw</text:p>
          </table:table-cell>
          <table:table-cell table:style-name="Table1.B2" office:value-type="string">
            <text:p text:style-name="P18">Iplementamos arquitecturas</text:p>
          </table:table-cell>
        </table:table-row>
        <table:table-row>
          <table:table-cell table:style-name="Table1.A2" office:value-type="string">
            <text:p text:style-name="P18">Patrones y principios de diseno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>Calidad de sistema</text:p>
          </table:table-cell>
          <table:table-cell table:style-name="Table1.B2" office:value-type="string">
            <text:p text:style-name="P18">Automatizacion de pruebas</text:p>
          </table:table-cell>
        </table:table-row>
        <table:table-row>
          <table:table-cell table:style-name="Table1.A2" office:value-type="string">
            <text:p text:style-name="P18">Diseno de UX/UI</text:p>
          </table:table-cell>
          <table:table-cell table:style-name="Table1.B2" office:value-type="string">
            <text:p text:style-name="P18">Html,css,boostTrap</text:p>
          </table:table-cell>
        </table:table-row>
        <table:table-row>
          <table:table-cell table:style-name="Table1.A2" office:value-type="string">
            <text:p text:style-name="P18">Diseno de bases de datos</text:p>
          </table:table-cell>
          <table:table-cell table:style-name="Table1.B2" office:value-type="string">
            <text:p text:style-name="P18">Implementacion de bases de datos</text:p>
          </table:table-cell>
        </table:table-row>
        <table:table-row>
          <table:table-cell table:style-name="Table1.A2" office:value-type="string">
            <text:p text:style-name="P18">Seguridad, autenticacion</text:p>
          </table:table-cell>
          <table:table-cell table:style-name="Table1.B9">
            <text:p text:style-name="P20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</table:table>
      <text:p text:style-name="P21">Patron de diseno→ formas conocidas de resolver problemas</text:p>
      <text:p text:style-name="P21">Principio de diseno → bases fundamentales para saber si una clase o un metodo va en algun lado o n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Diagramas → comprenden y detallan informacion del sistema. Identifica relevamiento pendiente y sirve para referencia a futuro. <text:span text:style-name="T5">Reprenta determinado conocimiento o proceso</text:span><text:span text:style-name="T6">. No es posible documentar todo el conocimiento sobre un tema.</text:span></text:p>
      <text:p text:style-name="P23"/>
      <text:p text:style-name="P24">UML<text:span text:style-name="T7">→ tiene diagramas </text:span><text:span text:style-name="T8">estaticos</text:span><text:span text:style-name="T7"> y otros que son </text:span><text:span text:style-name="T8">dinamicos</text:span><text:span text:style-name="T7">:</text:span></text:p>
      <text:p text:style-name="P25"><text:tab/>estatico es como esta el sistema ahora</text:p>
      <text:p text:style-name="P25"><text:tab/>dinamico es como se mueve el sistema en el tiempo</text:p>
      <text:p text:style-name="P25"/>
      <text:p text:style-name="P25"><text:tab/>Hay diagramas mas afines a diseno y otros al analisis</text:p>
      <text:p text:style-name="P25"/>
      <text:list text:style-name="L5">
        <text:list-item>
          <text:p text:style-name="P26">Diagrama de clases → estatico que puede usarse en analisis o en diseno</text:p>
        </text:list-item>
        <text:list-item>
          <text:p text:style-name="P26">Diagrama de secuencia → <text:span text:style-name="T9">Relaciones entre clases y envio de mensajes. Es dinamico y de diseno</text:span></text:p>
        </text:list-item>
        <text:list-item>
          <text:p text:style-name="P27">Caso de uso → Dinamico y de analisis</text:p>
        </text:list-item>
        <text:list-item>
          <text:p text:style-name="P27">Diagrama de estados → toma un objeto, muestra sus estados y transiciones de estado. Es dinamico y de analisis</text:p>
        </text:list-item>
        <text:list-item>
          <text:p text:style-name="P27">Diagrama de colaboracion → muestra como los objetos interactuan entre si sin ser tan preciso con el proceso, es decir, que clase le puede mandar msg a que clase. Es de diseno y dinamico.</text:p>
        </text:list-item>
        <text:list-item>
          <text:p text:style-name="P27">Diagrama de despliegue → de diseno y estatico</text:p>
        </text:list-item>
        <text:list-item>
          <text:p text:style-name="P27">Diagrama de componentes → de diseno y estatico</text:p>
        </text:list-item>
        <text:list-item>
          <text:p text:style-name="P28">Diagrama de actividad → describe el flujo de un proceso, es de analisis y diniamico</text:p>
        </text:list-item>
      </text:list>
      <text:p text:style-name="P25"/>
      <text:p text:style-name="P24">POO<text:span text:style-name="T7"> → los escenarios cambian pero las bases y la estructura estatica del sistema no. Ayuda a afrontar diversos escenarios. </text:span><text:span text:style-name="T10">Caracterizacion de los objetos en favor de los cambios. Abstraccion de la realidad segun como queremos representar el objeto.</text:span></text:p>
      <text:list text:style-name="L6">
        <text:list-item>
          <text:p text:style-name="P29">El diagrama de clases puede cambiar un poco pero los escenarios cambian dinamicamente.</text:p>
        </text:list-item>
      </text:list>
      <text:p text:style-name="P25"/>
      <text:p text:style-name="P25"/>
      <text:p text:style-name="P30">Requerimientos <text:span text:style-name="T7">→ condicion que debe tener algo para ser considerado como tal. Preceden al analisis y al diseno. Captura la necesidad del usuario para definir como debe ser el sistema, sus caracteristicas inherentes. </text:span><text:span text:style-name="T11">No nos casamos con los requerimientos, son manipulables y buscamos satisfacer al cliente. La fuente de requerimientos puede ser o el usuario o el cliente o del propio equipo de trabajo.</text:span></text:p>
      <text:p text:style-name="P31"/>
      <text:list text:style-name="L7">
        <text:list-item>
          <text:p text:style-name="P32">Claro</text:p>
        </text:list-item>
        <text:list-item>
          <text:p text:style-name="P32">identificado</text:p>
        </text:list-item>
        <text:list-item>
          <text:p text:style-name="P32">preciso</text:p>
        </text:list-item>
      </text:list>
      <text:p text:style-name="P33"/>
      <text:p text:style-name="P33"/>
      <text:p text:style-name="P34">Atributos de calidad<text:span text:style-name="T7"> → Ideas de atriubtos que deberia tener en cuenta para generar o construir requerimientos. Hay atributos de calidad que se contradicen → busco el punto </text:span><text:span text:style-name="T12">good enough</text:span><text:span text:style-name="T7">, el punto mas cercano a lo que estoy buscand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8:33:44.037095425</meta:creation-date>
    <dc:date>2025-03-28T13:10:54.021566375</dc:date>
    <meta:editing-duration>PT17M29S</meta:editing-duration>
    <meta:editing-cycles>2</meta:editing-cycles>
    <meta:generator>LibreOffice/25.2.1.2$Linux_X86_64 LibreOffice_project/520$Build-2</meta:generator>
    <meta:document-statistic meta:table-count="1" meta:image-count="0" meta:object-count="0" meta:page-count="3" meta:paragraph-count="71" meta:word-count="825" meta:character-count="4858" meta:non-whitespace-character-count="4127"/>
  </office:meta>
</office:document-meta>
</file>